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312cm"/>
    </style:style>
    <style:style style:name="co5" style:family="table-column">
      <style:table-column-properties fo:break-before="auto" style:column-width="8.954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clasifica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3472" calcext:value-type="float">
            <text:p>1093472</text:p>
          </table:table-cell>
          <table:table-cell table:style-name="ce2" office:value-type="float" office:value="1269" calcext:value-type="float">
            <text:p>1269</text:p>
          </table:table-cell>
          <table:table-cell table:style-name="ce2" office:value-type="string" calcext:value-type="string">
            <text:p>DEL RIO REGUEIRA, MARCO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111716" calcext:value-type="float">
            <text:p>1111716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string" calcext:value-type="string">
            <text:p>SIMON COTELO, MANU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1561" calcext:value-type="float">
            <text:p>106156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INCUTTI TELLADO, DE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7076" calcext:value-type="float">
            <text:p>1037076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COBELO REPRESAS, FRANCIS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30602" calcext:value-type="float">
            <text:p>113060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TENORIO FREIRE, MART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37841" calcext:value-type="float">
            <text:p>103784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PINO LORENZO, BRA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38178" calcext:value-type="float">
            <text:p>103817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IBAÑEZ CARRERA, MANUEL GABRI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39755" calcext:value-type="float">
            <text:p>1039755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RIVAS MACEIRA, ISA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9270" calcext:value-type="float">
            <text:p>103927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TRILLO RODRIGUEZ, ADR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45090" calcext:value-type="float">
            <text:p>114509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ARTÍNEZ DOMÍNGUEZ, IVÁ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0789" calcext:value-type="float">
            <text:p>113078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GARCÍA MÍGUEZ, ROSAL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5615" calcext:value-type="float">
            <text:p>1115615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PASCUAL GUTIERREZ, MARIA TERE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178773" calcext:value-type="float">
            <text:p>1178773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string" calcext:value-type="string">
            <text:p>CHAMADOIRA DOMINGUEZ, JENNIF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44894" calcext:value-type="float">
            <text:p>1144894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VINAGRE SENDINO, CO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38929" calcext:value-type="float">
            <text:p>103892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GONZALEZ AVENDAÑO, LUC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12077" calcext:value-type="float">
            <text:p>1212077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PEREZ MONTOYA, MARIA DEL CARM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29954" calcext:value-type="float">
            <text:p>112995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GONZÁLEZ GARCÍA, COVADON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45008" calcext:value-type="float">
            <text:p>114500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GONZALEZ PEREZ, PAU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4717" calcext:value-type="float">
            <text:p>10847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ILA CID, 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0778" calcext:value-type="float">
            <text:p>114077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RODRIGUEZ LAGO, 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6742" calcext:value-type="float">
            <text:p>1106742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ZARZOSA ALONSO, FERNA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0137" calcext:value-type="float">
            <text:p>1040137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QUINTAS BARROS , JESÚS 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29898" calcext:value-type="float">
            <text:p>112989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OTELO FERNANDEZ, 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4291" calcext:value-type="float">
            <text:p>1014291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GOMEZ CARDESIN, ALV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75501" calcext:value-type="float">
            <text:p>1075501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HOUT VARELA, FADY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43482" calcext:value-type="float">
            <text:p>1143482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COLLAZO ESMORIS, GERARD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43480" calcext:value-type="float">
            <text:p>1143480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ABADES REBOREDO, DANIE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99899" calcext:value-type="float">
            <text:p>1199899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DOMINGUEZ PHILOCREON, TICIAN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12075" calcext:value-type="float">
            <text:p>1212075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GONZALEZ PARIS, DAVID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76182" calcext:value-type="float">
            <text:p>1076182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TABARES DOMINGUEZ, RAFAE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79343" calcext:value-type="float">
            <text:p>107934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OURIÑO ORTIGUERA, ROBERTO C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44267" calcext:value-type="float">
            <text:p>114426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FINS SEOANE, JUAN MIGUE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99549" calcext:value-type="float">
            <text:p>119954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ARTINEZ DOPAZO, DAVID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80192" calcext:value-type="float">
            <text:p>1180192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SAAVEDRA GONZALEZ, RAU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44117" calcext:value-type="float">
            <text:p>114411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PREGO MARTINEZ, BENJAMIN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41503" calcext:value-type="float">
            <text:p>1141503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GARCIA PEREZ-SCHOFIELD, BALTASAR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99136" calcext:value-type="float">
            <text:p>1199136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PEREZ GONZALEZ, CARLOS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78772" calcext:value-type="float">
            <text:p>1178772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CARRERA RODRIGUEZ, RUBEN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97263" calcext:value-type="float">
            <text:p>1097263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LAMEIRO SEOANE, JAVIER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97605" calcext:value-type="float">
            <text:p>119760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BARROS PEREZ, JOSE MANUE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90909" calcext:value-type="float">
            <text:p>119090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ARBALLA BARROSO, ROGELI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95585" calcext:value-type="float">
            <text:p>1195585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ARIAS LOPEZ, JAIME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45052" calcext:value-type="float">
            <text:p>1145052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FIERRO FERNANDEZ, JULI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92271" calcext:value-type="float">
            <text:p>119227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OURIÑO FORTES, VICTOR MANUE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43850" calcext:value-type="float">
            <text:p>1143850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IGLESIAS MIRA, FELIPE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2202" calcext:value-type="float">
            <text:p>12222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IVERO FERNANDEZ, MANUEL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76535" calcext:value-type="float">
            <text:p>10765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 LUIS GONZALEZ, AITOR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38913" calcext:value-type="float">
            <text:p>10389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SUAREZ GARCIA, PEDRO LOIS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96414" calcext:value-type="float">
            <text:p>109641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LIAGA SOLA, ALBERT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47263" calcext:value-type="float">
            <text:p>11472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JUNCAL SANTOS, FRANCISC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44269" calcext:value-type="float">
            <text:p>1144269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LOPEZ PAYO, MARIO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98887" calcext:value-type="float">
            <text:p>1198887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FERNANDEZ BERMUDEZ, VICENTE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0189" calcext:value-type="float">
            <text:p>1180189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BRAÑA MENDEZ, SO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3947" calcext:value-type="float">
            <text:p>1193947</text:p>
          </table:table-cell>
          <table:table-cell office:value-type="string" calcext:value-type="string">
            <text:p>P1107</text:p>
          </table:table-cell>
          <table:table-cell office:value-type="string" calcext:value-type="string">
            <text:p>ALCALDE BALADO, TA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5584" calcext:value-type="float">
            <text:p>1195584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ALAYON MORIN, CRIST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0944" calcext:value-type="float">
            <text:p>104094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VARELA REDONDO, VERONI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2316" calcext:value-type="float">
            <text:p>1222316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GIL VILLARINO, MA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78775" calcext:value-type="float">
            <text:p>1178775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COVELO SAAVEDRA, NAH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2783" calcext:value-type="float">
            <text:p>1222783</text:p>
          </table:table-cell>
          <table:table-cell office:value-type="string" calcext:value-type="string">
            <text:p>P1107</text:p>
          </table:table-cell>
          <table:table-cell office:value-type="string" calcext:value-type="string">
            <text:p>VAZQUEZ NAUSS, BARB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7606" calcext:value-type="float">
            <text:p>1197606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CARBALLO BALORIA, SUSANA M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9894" calcext:value-type="float">
            <text:p>119989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IRIBARNEGARAY FERNANDEZ, JAVI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6260" calcext:value-type="float">
            <text:p>1076260</text:p>
          </table:table-cell>
          <table:table-cell office:value-type="string" calcext:value-type="string">
            <text:p>P1107</text:p>
          </table:table-cell>
          <table:table-cell office:value-type="string" calcext:value-type="string">
            <text:p>VICENTE DAVILA, FERNA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144276" calcext:value-type="float">
            <text:p>1144276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VAZQUEZ OTERO, RA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44788" calcext:value-type="float">
            <text:p>1144788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BEREA RUIZ, MAN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6250" calcext:value-type="float">
            <text:p>107625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ETHENCOURT IGLESIAS, SERG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174449" calcext:value-type="float">
            <text:p>1174449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FERNANDEZ ARRUTI, JOSE ANG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0858" calcext:value-type="float">
            <text:p>11708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CODESIDO LOPEZ, J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3949" calcext:value-type="float">
            <text:p>1193949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LAMELO OTERO, RA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180241" calcext:value-type="float">
            <text:p>1180241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COLLAZO LOPEZ, VICTOR ELIS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44296" calcext:value-type="float">
            <text:p>1144296</text:p>
          </table:table-cell>
          <table:table-cell office:value-type="string" calcext:value-type="string">
            <text:p>P1107</text:p>
          </table:table-cell>
          <table:table-cell office:value-type="string" calcext:value-type="string">
            <text:p>BARBA PAZOS, RA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22201" calcext:value-type="float">
            <text:p>12222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AUJO DOMINGUEZ, MOD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44331" calcext:value-type="float">
            <text:p>1144331</text:p>
          </table:table-cell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TERCEIRO DELGADO, MARIA DEL MA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7600" calcext:value-type="float">
            <text:p>1197600</text:p>
          </table:table-cell>
          <table:table-cell table:style-name="ce2" office:value-type="float" office:value="1433" calcext:value-type="float">
            <text:p>1433</text:p>
          </table:table-cell>
          <table:table-cell office:value-type="string" calcext:value-type="string">
            <text:p>SANDERSON, <text:s/>HELEN JAN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144812" calcext:value-type="float">
            <text:p>1144812</text:p>
          </table:table-cell>
          <table:table-cell table:style-name="ce2" office:value-type="float" office:value="769" calcext:value-type="float">
            <text:p>769</text:p>
          </table:table-cell>
          <table:table-cell office:value-type="string" calcext:value-type="string">
            <text:p>FREY, NANCY LOUIS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58998" calcext:value-type="float">
            <text:p>1058998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MUTILBA OBREGON, NUR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37970" calcext:value-type="float">
            <text:p>103797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CALVIÑO CANCELA, MARIA CRISTI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6154" calcext:value-type="float">
            <text:p>107615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BREU FERNANDEZ, MART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127346" calcext:value-type="float">
            <text:p>1127346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SOBRINO EIRIZ, MARIA DEL VALL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199898" calcext:value-type="float">
            <text:p>1199898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PITA REGUEIRO, RAQUE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45099" calcext:value-type="float">
            <text:p>1145099</text:p>
          </table:table-cell>
          <table:table-cell table:style-name="ce2" office:value-type="float" office:value="1572" calcext:value-type="float">
            <text:p>1572</text:p>
          </table:table-cell>
          <table:table-cell office:value-type="string" calcext:value-type="string">
            <text:p>LOPEZ MAHIA, PURIFICACIO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6488" calcext:value-type="float">
            <text:p>107648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ONROY FERNANDEZ, MAN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4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76495" calcext:value-type="float">
            <text:p>1076495</text:p>
          </table:table-cell>
          <table:table-cell table:style-name="ce2" office:value-type="float" office:value="617" calcext:value-type="float">
            <text:p>617</text:p>
          </table:table-cell>
          <table:table-cell office:value-type="string" calcext:value-type="string">
            <text:p>PAZOS CABAL, MIGU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TER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75178" calcext:value-type="float">
            <text:p>1075178</text:p>
          </table:table-cell>
          <table:table-cell table:style-name="ce2" office:value-type="float" office:value="1433" calcext:value-type="float">
            <text:p>1433</text:p>
          </table:table-cell>
          <table:table-cell office:value-type="string" calcext:value-type="string">
            <text:p>SAR MORANO, DOLOR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STER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8178" calcext:value-type="float">
            <text:p>112817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FERNANDEZ NIETO, CRIST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37190" calcext:value-type="float">
            <text:p>1037190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COSTA FERNANDEZ, 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79973" calcext:value-type="float">
            <text:p>1079973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CABANA DEL AMO, 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7137" calcext:value-type="float">
            <text:p>1117137</text:p>
          </table:table-cell>
          <table:table-cell table:style-name="ce2" office:value-type="float" office:value="1133" calcext:value-type="float">
            <text:p>1133</text:p>
          </table:table-cell>
          <table:table-cell office:value-type="string" calcext:value-type="string">
            <text:p>GARCIA CASTRO, MAT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68314" calcext:value-type="float">
            <text:p>106831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ARTINEZ MARTINEZ, 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143429" calcext:value-type="float">
            <text:p>1143429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FARO MARTINEZ, YO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141480" calcext:value-type="float">
            <text:p>114148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VAZQUEZ COSTA, MIG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43318" calcext:value-type="float">
            <text:p>114331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VAZQUEZ FERNANDEZ, NICO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30724" calcext:value-type="float">
            <text:p>1130724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ROCHA GONZALEZ, OLIVI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42991" calcext:value-type="float">
            <text:p>1142991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PEREZ PAZ, DAR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098388" calcext:value-type="float">
            <text:p>1098388</text:p>
          </table:table-cell>
          <table:table-cell table:style-name="ce2" office:value-type="float" office:value="1133" calcext:value-type="float">
            <text:p>1133</text:p>
          </table:table-cell>
          <table:table-cell office:value-type="string" calcext:value-type="string">
            <text:p>GOMEZ MESIAS, MIGUEL ANG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43345" calcext:value-type="float">
            <text:p>114334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ARROS DA SILVA, PE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43181" calcext:value-type="float">
            <text:p>114318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LEIROS FERNANDEZ, 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144309" calcext:value-type="float">
            <text:p>1144309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PEREZ GARCIA, IK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143607" calcext:value-type="float">
            <text:p>114360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ACHEDA IGLESIAS, NICO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30700" calcext:value-type="float">
            <text:p>113070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ORTEGO PORTA, AND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11256" calcext:value-type="float">
            <text:p>1111256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MENDEZ-BENEGASSI FERNANDEZ, ADRI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141014" calcext:value-type="float">
            <text:p>114101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OTERO GARCÍA, ISA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143333" calcext:value-type="float">
            <text:p>114333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PENEDO AMEIJEIRAS, PE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08651" calcext:value-type="float">
            <text:p>1108651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ORTIZ DE GUINEA BASTON, ALB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40841" calcext:value-type="float">
            <text:p>1140841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BOUZAS PEDREIRA, ALIC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6330" calcext:value-type="float">
            <text:p>107633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FARO MARTINEZ, CAR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76335" calcext:value-type="float">
            <text:p>1076335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LEMOS FERNANDEZ, IRIA GUADALU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37642" calcext:value-type="float">
            <text:p>103764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GOMEZ MESIAS, ALB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84779" calcext:value-type="float">
            <text:p>10847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L FERNANDEZ, LUC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144566" calcext:value-type="float">
            <text:p>1144566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FERNANDEZ GRATEROL, SOFIA ANT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108844" calcext:value-type="float">
            <text:p>1108844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BORGE JUSTE, INE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61551" calcext:value-type="float">
            <text:p>1061551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CARBALLO GONZALEZ, SOF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43180" calcext:value-type="float">
            <text:p>1143180</text:p>
          </table:table-cell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ESTEVEZ MONTES, NARO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144642" calcext:value-type="float">
            <text:p>1144642</text:p>
          </table:table-cell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RODRIGUEZ RODRIGUEZ, PAU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11267" calcext:value-type="float">
            <text:p>1111267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DE LA FUENTE PINTOS, NAD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111194" calcext:value-type="float">
            <text:p>1111194</text:p>
          </table:table-cell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MARTINEZ NOVOA, ANGEL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108840" calcext:value-type="float">
            <text:p>1108840</text:p>
          </table:table-cell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MARTINEZ NOVOA, SILV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33287" calcext:value-type="float">
            <text:p>1033287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ORTEGO PORTA, ALDA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141280" calcext:value-type="float">
            <text:p>114128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SANCHEZ JUANE, MAIC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SO</text:p>
          </table:table-cell>
          <table:table-cell table:number-columns-repeated="1017"/>
        </table:table-row>
        <table:table-row table:style-name="ro1" table:number-rows-repeated="29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9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lasificacion.A4:clasificacion.G3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ndres Carrera Costas</meta:initial-creator>
    <meta:creation-date>2022-06-06T05:03:41Z</meta:creation-date>
    <dc:date>2022-06-16T08:08:43.554967068</dc:date>
    <meta:editing-cycles>22</meta:editing-cycles>
    <meta:editing-duration>PT21M44S</meta:editing-duration>
    <meta:document-statistic meta:table-count="1" meta:cell-count="826" meta:object-count="0"/>
  </office:meta>
</office:document-meta>
</file>